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0pt" style:font-size-asian="10pt" style:font-size-complex="10pt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asian="Times New Roman" style:font-name-complex="Calibri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-asian="Times New Roman" style:font-name-complex="Calibri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VBA – Homework Screenshot</text:p>
      <text:p text:style-name="Normal"><draw:frame draw:z-index="251661312" draw:style-name="a0" draw:name="Picture 1" text:anchor-type="paragraph" svg:x="0in" svg:y="0.43819in" svg:width="6.26806in" svg:height="3.52569in" style:rel-width="scale" style:rel-height="scale"><draw:image xlink:href="media/image1.png" xlink:type="simple" xlink:show="embed" xlink:actuate="onLoad"/><svg:title/><svg:desc>Graphical user interface, application, table, Excel

Description automatically generated</svg:desc></draw:frame><text:span text:style-name="T2">Sheet A<text:s/></text:span></text:p>
      <text:p text:style-name="Normal"/>
      <text:p text:style-name="Normal"><draw:frame draw:z-index="251658240" draw:style-name="a1" draw:name="Picture 2" text:anchor-type="paragraph" svg:x="0.02847in" svg:y="0.31736in" svg:width="6.19722in" svg:height="3.48542in" style:rel-width="scale" style:rel-height="scale"><draw:image xlink:href="media/image2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>Sheet B</text:p>
      <text:p text:style-name="Normal"><draw:frame draw:style-name="a2" draw:name="Picture 12" text:anchor-type="as-char" svg:x="0in" svg:y="0in" svg:width="6.72753in" svg:height="4.02226in" style:rel-width="scale" style:rel-height="scale"><draw:image xlink:href="media/image3.png" xlink:type="simple" xlink:show="embed" xlink:actuate="onLoad"/><svg:title/><svg:desc/></draw:frame></text:p>
      <text:p text:style-name="Normal"><draw:frame draw:z-index="251662336" draw:style-name="a3" draw:name="Picture 11" text:anchor-type="paragraph" svg:x="0in" svg:y="0.47917in" svg:width="6.64465in" svg:height="3.7526in" style:rel-width="scale" style:rel-height="scale"><draw:image xlink:href="media/image4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/>
      <text:soft-page-break/>
      <text:p text:style-name="Normal">Sheet C</text:p>
      <text:p text:style-name="Normal"><draw:frame draw:style-name="a4" draw:name="Picture 13" text:anchor-type="as-char" svg:x="0in" svg:y="0in" svg:width="6.28258in" svg:height="4.07188in" style:rel-width="scale" style:rel-height="scale"><draw:image xlink:href="media/image5.png" xlink:type="simple" xlink:show="embed" xlink:actuate="onLoad"/><svg:title/><svg:desc/></draw:frame></text:p>
      <text:p text:style-name="P3"/>
      <text:p text:style-name="P4"><text:span text:style-name="T5"><draw:frame draw:style-name="a5" draw:name="Picture 8" text:anchor-type="as-char" svg:x="0in" svg:y="0in" svg:width="6.26806in" svg:height="3.32986in" style:rel-width="scale" style:rel-height="scale"><draw:image xlink:href="media/image6.png" xlink:type="simple" xlink:show="embed" xlink:actuate="onLoad"/><svg:title/><svg:desc>Graphical user interface, application, table, Excel

Description automatically generated</svg:desc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<text:span text:style-name="T15"><draw:frame draw:z-index="251663360" draw:style-name="a6" draw:name="Picture 15" text:anchor-type="paragraph" svg:x="0in" svg:y="0.28194in" svg:width="6.125in" svg:height="3.24444in" style:rel-width="scale" style:rel-height="scale"><draw:image xlink:href="media/image7.png" xlink:type="simple" xlink:show="embed" xlink:actuate="onLoad"/><svg:title/><svg:desc/></draw:frame></text:span><text:span text:style-name="T16">Sheet D</text:span></text:p>
      <text:p text:style-name="P17"/>
      <text:p text:style-name="P18"/>
      <text:p text:style-name="P19"/>
      <text:p text:style-name="P20"/>
      <text:p text:style-name="P21"><text:span text:style-name="T22"><draw:frame draw:style-name="a7" draw:name="Picture 9" text:anchor-type="as-char" svg:x="0in" svg:y="0in" svg:width="6.17247in" svg:height="3.36075in" style:rel-width="scale" style:rel-height="scale"><draw:image xlink:href="media/image8.png" xlink:type="simple" xlink:show="embed" xlink:actuate="onLoad"/><svg:title/><svg:desc>Graphical user interface, application, table, Excel

Description automatically generated</svg:desc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soft-page-break/>
      <text:p text:style-name="P33">Sheet E</text:p>
      <text:p text:style-name="P34"/>
      <text:p text:style-name="P35"><text:span text:style-name="T36"><draw:frame draw:style-name="a8" draw:name="Picture 16" text:anchor-type="as-char" svg:x="0in" svg:y="0in" svg:width="6.26806in" svg:height="3.33681in" style:rel-width="scale" style:rel-height="scale"><draw:image xlink:href="media/image9.png" xlink:type="simple" xlink:show="embed" xlink:actuate="onLoad"/><svg:title/><svg:desc>Graphical user interface, application, table, Excel

Description automatically generated</svg:desc></draw:frame></text:span></text:p>
      <text:p text:style-name="P37"/>
      <text:p text:style-name="P38"><text:span text:style-name="T39"><draw:frame draw:style-name="a9" draw:name="Picture 17" text:anchor-type="as-char" svg:x="0in" svg:y="0in" svg:width="6.19433in" svg:height="3.33743in" style:rel-width="scale" style:rel-height="scale"><draw:image xlink:href="media/image10.png" xlink:type="simple" xlink:show="embed" xlink:actuate="onLoad"/><svg:title/><svg:desc>Graphical user interface, application, table, Excel

Description automatically generated</svg:desc></draw:frame></text:span></text:p>
      <text:p text:style-name="P40"/>
      <text:p text:style-name="P41"/>
      <text:soft-page-break/>
      <text:p text:style-name="Normal"><draw:frame draw:z-index="251660288" draw:style-name="a10" draw:name="Picture 18" text:anchor-type="paragraph" svg:x="-0.1206in" svg:y="0.73684in" svg:width="5.66319in" svg:height="3in" style:rel-width="scale" style:rel-height="scale"><draw:image xlink:href="media/image11.png" xlink:type="simple" xlink:show="embed" xlink:actuate="onLoad"/><svg:title/><svg:desc>Graphical user interface, application, table, Excel

Description automatically generated</svg:desc></draw:frame><draw:frame draw:z-index="251659264" draw:style-name="a11" draw:name="Picture 19" text:anchor-type="paragraph" svg:x="-0.0712in" svg:y="4.40548in" svg:width="5.67432in" svg:height="3.0056in" style:rel-width="scale" style:rel-height="scale"><draw:image xlink:href="media/image12.png" xlink:type="simple" xlink:show="embed" xlink:actuate="onLoad"/><svg:title/><svg:desc/></draw:frame>Sheet 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rija Khalifa</meta:initial-creator>
    <dc:creator>Badrija Khalifa</dc:creator>
    <meta:creation-date>2022-09-12T06:49:00Z</meta:creation-date>
    <dc:date>2022-09-12T08:09:00Z</dc:date>
    <meta:template xlink:href="Normal" xlink:type="simple"/>
    <meta:editing-cycles>1</meta:editing-cycles>
    <meta:editing-duration>PT4800S</meta:editing-duration>
    <meta:document-statistic meta:page-count="6" meta:paragraph-count="1" meta:word-count="19" meta:character-count="129" meta:row-count="1" meta:non-whitespace-character-count="111"/>
  </office:meta>
</office:document-meta>
</file>